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c95a" officeooo:paragraph-rsid="0015c95a"/>
    </style:style>
    <style:style style:name="P2" style:family="paragraph" style:parent-style-name="Standard">
      <style:paragraph-properties fo:text-align="start" style:justify-single-word="false"/>
      <style:text-properties fo:font-weight="bold" officeooo:rsid="0015c95a" officeooo:paragraph-rsid="0015c95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15c95a" officeooo:paragraph-rsid="0015c95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c95a" officeooo:paragraph-rsid="0015c95a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5c95a" officeooo:paragraph-rsid="0015c95a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15c95a" officeooo:paragraph-rsid="0015c95a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15c95a" officeooo:paragraph-rsid="0015c95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c95a" officeooo:paragraph-rsid="0015c95a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190c29" officeooo:paragraph-rsid="00190c29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weight="normal" officeooo:rsid="00190c29" officeooo:paragraph-rsid="00190c2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0c29" style:font-weight-asian="normal" style:font-weight-complex="normal"/>
    </style:style>
    <style:style style:name="T4" style:family="text">
      <style:text-properties officeooo:rsid="00178de8"/>
    </style:style>
    <style:style style:name="T5" style:family="text">
      <style:text-properties officeooo:rsid="00190c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el</text:span><text:span text:style-name="T2">:<text:tab/><text:tab/></text:span><text:span text:style-name="T3">Anlegen eines Nutzerprofils</text:span></text:p>
      <text:p text:style-name="P2">Akteur:<text:span text:style-name="T2"><text:tab/>Nutzer</text:span></text:p>
      <text:p text:style-name="P2">Ziel:<text:tab/><text:tab/><text:span text:style-name="T3">Nutzerprofil wird erstellt</text:span></text:p>
      <text:p text:style-name="P2"/>
      <text:p text:style-name="P2">Auslöser:</text:p>
      <text:p text:style-name="P3">Ein Nutzer möchte <text:span text:style-name="T5">sich ein Profil auf unserer Webseite erstellen</text:span></text:p>
      <text:p text:style-name="P2"/>
      <text:p text:style-name="P2">Vorbedingungen:</text:p>
      <text:list xml:id="list1299801683851310987" text:style-name="L1">
        <text:list-item>
          <text:p text:style-name="P5">Nutzer hat <text:span text:style-name="T5">Internetzugang</text:span></text:p>
        </text:list-item>
        <text:list-item>
          <text:p text:style-name="P9">Nutzer befindet sich auf unserer Website</text:p>
        </text:list-item>
      </text:list>
      <text:p text:style-name="P2"/>
      <text:p text:style-name="P2">Nachbedingungen:</text:p>
      <text:list xml:id="list1304095298469575937" text:style-name="L2">
        <text:list-item>
          <text:p text:style-name="P6">D<text:span text:style-name="T5">as Nutzerprofil</text:span> wurde erfolgreich gestellt</text:p>
        </text:list-item>
      </text:list>
      <text:p text:style-name="P2"/>
      <text:p text:style-name="P2">Erfolgsszenario:</text:p>
      <text:list xml:id="list3808648795835752076" text:style-name="L3">
        <text:list-item>
          <text:p text:style-name="P7">Der Nutzer <text:span text:style-name="T5">klickt auf den Button "Registrierung".</text:span></text:p>
        </text:list-item>
        <text:list-item>
          <text:p text:style-name="P7">Das System <text:span text:style-name="T5">zeigt ein Formular zur Erstellung des Nutzerprofils an.</text:span></text:p>
        </text:list-item>
        <text:list-item>
          <text:p text:style-name="P10">Der Nutzer füllt die Felder "Email", "Accountname" und "Passwort" aus.</text:p>
        </text:list-item>
        <text:list-item>
          <text:p text:style-name="P10">Der Nutzer drückt auf "Registrieren".</text:p>
        </text:list-item>
        <text:list-item>
          <text:p text:style-name="P10">Das System bestätigt die erfolgreiche Registrierung des Nutzerprofils.</text:p>
          <text:p text:style-name="P10"/>
        </text:list-item>
      </text:list>
      <text:p text:style-name="P2"/>
      <text:p text:style-name="P2">Fehlerfälle: </text:p>
      <text:p text:style-name="P4"><text:tab/><text:span text:style-name="T5">4</text:span>a) <text:span text:style-name="T5">Nicht alle Felder wurden ausgefüllt, der Nutzer wird aufgefordert alle Felder <text:tab/><text:tab/><text:tab/>auszufüllen.</text:span></text:p>
      <text:p text:style-name="P4"><text:tab/><text:span text:style-name="T5">4b) Accountname bereits vergeben. Der Nutzer wird aufgefordert einen anderen Namen zu <text:tab/><text:tab/>wähl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9M3S</meta:editing-duration>
    <meta:editing-cycles>5</meta:editing-cycles>
    <meta:generator>LibreOffice/4.3.4.1$Windows_x86 LibreOffice_project/bc356b2f991740509f321d70e4512a6a54c5f243</meta:generator>
    <dc:date>2015-04-12T15:56:15.637000000</dc:date>
    <meta:document-statistic meta:table-count="0" meta:image-count="0" meta:object-count="0" meta:page-count="1" meta:paragraph-count="19" meta:word-count="113" meta:character-count="825" meta:non-whitespace-character-count="729"/>
    <meta:user-defined meta:name="Info 1"/>
    <meta:user-defined meta:name="Info 2"/>
    <meta:user-defined meta:name="Info 3"/>
    <meta:user-defined meta:name="Info 4"/>
  </office:meta>
</office:document-meta>
</file>